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4"/>
    <style:style style:name="P4" style:family="paragraph" style:parent-style-name="Standard" style:list-style-name="L5"/>
    <style:style style:name="P5" style:family="paragraph" style:parent-style-name="Standard" style:list-style-name="L6"/>
    <style:style style:name="P6" style:family="paragraph" style:parent-style-name="Standard" style:list-style-name="L7"/>
    <style:style style:name="P7" style:family="paragraph" style:parent-style-name="Standard" style:list-style-name="L8"/>
    <style:style style:name="P8" style:family="paragraph" style:parent-style-name="Standard" style:list-style-name="L9"/>
    <style:style style:name="P9" style:family="paragraph" style:parent-style-name="Standard" style:list-style-name="L10"/>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mage Processing Assignment - 130281M</text:p>
      <text:p text:style-name="Standard">(Code is attached herewith)</text:p>
      <text:p text:style-name="Standard"/>
      <text:p text:style-name="Standard">Task 1.</text:p>
      <text:p text:style-name="Standard">Images are downloaded. They are inside the “images” folder.</text:p>
      <text:p text:style-name="Standard"/>
      <text:p text:style-name="Standard">Task 2.</text:p>
      <text:p text:style-name="Standard">8bpp Gray Scale format</text:p>
      <text:p text:style-name="Standard"/>
      <text:p text:style-name="Standard">This application can convert images from 24bit RGB format to 8bit gray scale format using two methods. First one is using the average level and second one is using luminance preserving method.</text:p>
      <text:p text:style-name="Standard"/>
      <text:p text:style-name="Standard">Average Gray Scale Conversion</text:p>
      <text:p text:style-name="Standard"/>
      <text:list xml:id="list6961480471524558139" text:style-name="L1">
        <text:list-item>
          <text:p text:style-name="P1">Take the red, green, blue values of each pixel.</text:p>
        </text:list-item>
        <text:list-item>
          <text:p text:style-name="P1">Calculate their average.</text:p>
        </text:list-item>
        <text:list-item>
          <text:p text:style-name="P1">Average = (red + green + blue) / 3</text:p>
        </text:list-item>
        <text:list-item>
          <text:p text:style-name="P1">Set that average value as all red, green and blue values for the new image.</text:p>
        </text:list-item>
      </text:list>
      <text:p text:style-name="Standard"/>
      <text:p text:style-name="Standard">Luminance Preserving Gray Scale Conversion</text:p>
      <text:list xml:id="list8814038141049411313" text:style-name="L5">
        <text:list-item>
          <text:p text:style-name="P4">Take the red, green, blue, values for each pixel.</text:p>
        </text:list-item>
        <text:list-item>
          <text:p text:style-name="P4">Calculate their weighted average using following formula.</text:p>
        </text:list-item>
        <text:list-item>
          <text:p text:style-name="P4">Weighted average = (0.2126 * red) + (0.7152 * green) + (0.0722 * blue)</text:p>
        </text:list-item>
        <text:list-item>
          <text:p text:style-name="P4">Set that average value as all red, green and blue values for the new image. </text:p>
        </text:list-item>
      </text:list>
      <text:p text:style-name="Standard"/>
      <text:p text:style-name="Standard">Images can be saved in both 24bit (RGB) and 8bit(Gray Scale) using this application.</text:p>
      <text:list xml:id="list2419865708573669499" text:style-name="L2">
        <text:list-item>
          <text:p text:style-name="P2">The name extension of saved image files is “.130281M”.</text:p>
        </text:list-item>
        <text:list-item>
          <text:p text:style-name="P2">First four bytes of the image file contains the width of the image.</text:p>
        </text:list-item>
        <text:list-item>
          <text:p text:style-name="P2">The next four bytes of the image file contains the height of the image.</text:p>
        </text:list-item>
        <text:list-item>
          <text:p text:style-name="P2">Above three things are same for both 24bit and 8bit formats.</text:p>
        </text:list-item>
      </text:list>
      <text:p text:style-name="Standard">For 24bit format</text:p>
      <text:list xml:id="list43610309" text:continue-numbering="true" text:style-name="L2">
        <text:list-item>
          <text:p text:style-name="P2">Next every 3 bytes packet contain the red, green, blue values of each pixel.</text:p>
        </text:list-item>
      </text:list>
      <text:p text:style-name="Standard">For 8bit format</text:p>
      <text:list xml:id="list4513611853462218177" text:style-name="L4">
        <text:list-item>
          <text:p text:style-name="P3">Next every byte contains the gray scale value for each pixel.</text:p>
        </text:list-item>
      </text:list>
      <text:p text:style-name="Standard"/>
      <text:p text:style-name="Standard">Also both formats can be opened using this application.</text:p>
      <text:p text:style-name="Standard"/>
      <text:p text:style-name="Standard">Task 3.</text:p>
      <text:p text:style-name="Standard">Re-sampling.</text:p>
      <text:list xml:id="list8929759143200777202" text:style-name="L6">
        <text:list-item>
          <text:p text:style-name="P5">Images can be both down sampled and up sampled.</text:p>
        </text:list-item>
        <text:list-item>
          <text:p text:style-name="P5">Down sampling is done using “Bi-linear interpolation” method and up sampling is done using “Nearest Neighbor” method.</text:p>
        </text:list-item>
      </text:list>
      <text:p text:style-name="Standard">Bi-linear interpolation</text:p>
      <text:list xml:id="list6771840051816362899" text:style-name="L7">
        <text:list-item>
          <text:p text:style-name="P6">When scaling an image, values for points even in between pixels have to be calculated. It can be calculated using following formula.</text:p>
        </text:list-item>
        <text:list-item>
          <text:p text:style-name="P6">The value for (x,y) pixel in the scaled new image can be calculated using weights of its four neighbors.</text:p>
        </text:list-item>
      </text:list>
      <text:list xml:id="list4227649523608927087" text:style-name="L8">
        <text:list-item>
          <text:p text:style-name="P7"><text:soft-page-break/>let “a” is the horizontal distance between (x,y) and (i,j).</text:p>
        </text:list-item>
        <text:list-item>
          <text:p text:style-name="P7">let “b” is the vertical distance between (x,y) and (i,j).</text:p>
        </text:list-item>
        <text:list-item>
          <text:p text:style-name="P7">Then the value for (x,y) point F(x,y) can be calculated using following formula.</text:p>
        </text:list-item>
        <text:list-item>
          <text:p text:style-name="P7">F(x,y) = (1-a)(1-b)F(i,j) + a(1-b)F(i+1,j) + abF(i+1,j+1) + (1-a)bF(i,j+1)</text:p>
        </text:list-item>
      </text:list>
      <text:p text:style-name="Standard">Nearest Neighbor</text:p>
      <text:list xml:id="list5519168737859136900" text:style-name="L9">
        <text:list-item>
          <text:p text:style-name="P8">duplicate each row and column and create a double sized image.</text:p>
        </text:list-item>
        <text:list-item>
          <text:p text:style-name="P8"/>
        </text:list-item>
      </text:list>
      <text:p text:style-name="Standard"/>
      <text:p text:style-name="Standard">Task 4.</text:p>
      <text:p text:style-name="Standard">Calculate Deviations</text:p>
      <text:p text:style-name="Standard"/>
      <text:p text:style-name="Standard">Standard Deviation</text:p>
      <text:list xml:id="list2969254922850594701" text:style-name="L10">
        <text:list-item>
          <text:p text:style-name="P9">First calculate the mean of the image. It is calculated using following formula.</text:p>
        </text:list-item>
        <text:list-item>
          <text:p text:style-name="P9">Mean = sum of gray levels of a color of the whole image / number of pixels in the image</text:p>
        </text:list-item>
        <text:list-item>
          <text:p text:style-name="P9">Then for each pixel in the image, calculate the difference between mean and the particular value.</text:p>
        </text:list-item>
        <text:list-item>
          <text:p text:style-name="P9">Calculate the sum of all squares of difference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naka Maduranga Karunarathne</meta:initial-creator>
    <meta:creation-date>2016-08-09T19:44:03.93</meta:creation-date>
    <dc:date>2016-08-09T23:43:08.23</dc:date>
    <dc:creator>Chanaka Maduranga Karunarathne</dc:creator>
    <meta:editing-duration>PT3H53M32S</meta:editing-duration>
    <meta:editing-cycles>11</meta:editing-cycles>
    <meta:generator>OpenOffice/4.1.2$Win32 OpenOffice.org_project/412m3$Build-9782</meta:generator>
    <meta:document-statistic meta:table-count="0" meta:image-count="0" meta:object-count="0" meta:page-count="2" meta:paragraph-count="47" meta:word-count="463" meta:character-count="2584"/>
  </office:meta>
</office:document-meta>
</file>